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9095"/>
    </style:style>
    <style:style style:name="P2" style:family="paragraph" style:parent-style-name="Standard">
      <style:text-properties officeooo:rsid="00099095" officeooo:paragraph-rsid="00099095" fo:background-color="transparent"/>
    </style:style>
    <style:style style:name="P3" style:family="paragraph" style:parent-style-name="Standard">
      <style:text-properties officeooo:paragraph-rsid="0009a30a"/>
    </style:style>
    <style:style style:name="T1" style:family="text">
      <style:text-properties fo:background-color="#ff8000" loext:char-shading-value="0"/>
    </style:style>
    <style:style style:name="T2" style:family="text">
      <style:text-properties loext:char-shading-value="0" fo:background-color="#ffff00"/>
    </style:style>
    <style:style style:name="T3" style:family="text">
      <style:text-properties loext:char-shading-value="0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DAS ATRIBUTOS</text:p>
      <text:p text:style-name="P1"><text:span text:style-name="T1"/></text:p>
      <text:p text:style-name="P1"><text:span text:style-name="T1">"numero_cuenta":"55555555",</text:span><text:span text:style-name="T2">??? prezzta</text:span></text:p>
      <text:p text:style-name="P3"><text:span text:style-name="T3">"proteccion_ahorro_prestamo":"555555",??? preguntar a prezzta que se refiere</text:span></text:p>
      <text:p text:style-name="P3"><text:span text:style-name="T3">"tipo_garantia":"555555", ???? preguntar a prezzta 1.- liquida2.- prendaria 3.- hipotecar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2-05-31T17:37:15.547664801</meta:creation-date>
    <dc:date>2022-05-31T19:00:48.177322493</dc:date>
    <meta:editing-duration>PT57M30S</meta:editing-duration>
    <meta:editing-cycles>1</meta:editing-cycles>
    <meta:document-statistic meta:table-count="0" meta:image-count="0" meta:object-count="0" meta:page-count="1" meta:paragraph-count="4" meta:word-count="21" meta:character-count="220" meta:non-whitespace-character-count="203"/>
    <meta:generator>LibreOffice/7.3.1.3$Linux_X86_64 LibreOffice_project/a69ca51ded25f3eefd52d7bf9a5fad8c90b87951</meta:generator>
  </office:meta>
</office:document-meta>
</file>